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617cm" fo:min-width="10.278cm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367cm" svg:x="3.286cm" svg:y="2.7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3:14:44.323573451</meta:creation-date>
    <dc:date>2018-09-16T23:24:12.297987945</dc:date>
    <meta:editing-duration>PT8M37S</meta:editing-duration>
    <meta:editing-cycles>1</meta:editing-cycles>
    <meta:document-statistic meta:object-count="1"/>
    <meta:generator>LibreOffice/6.0.3.2$Linux_X86_64 LibreOffice_project/00m0$Build-2</meta:generator>
  </office:meta>
</office:document-meta>
</file>